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margin-top="0.847cm" fo:margin-bottom="0.212cm" loext:contextual-spacing="false" fo:line-height="138%" fo:text-align="center" style:justify-single-word="false" style:writing-mode="lr-tb"/>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style:style>
    <style:style style:name="P2" style:family="paragraph" style:parent-style-name="Heading_20_6">
      <style:paragraph-properties fo:margin-top="0.353cm" fo:margin-bottom="0.071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Heading_20_6">
      <style:paragraph-properties fo:margin-top="0.353cm" fo:margin-bottom="0.071cm" loext:contextual-spacing="false" fo:line-height="120%" style:writing-mode="lr-tb"/>
      <style:text-properties fo:font-variant="normal" fo:text-transform="none" fo:color="#000000" style:text-line-through-style="none" style:text-line-through-type="none" style:font-name="Arial" fo:font-size="9pt" fo:font-style="normal"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font-name="Arial" fo:font-size="28pt" fo:font-style="normal" style:text-underline-style="solid" style:text-underline-width="auto" style:text-underline-color="font-color" fo:font-weight="bold"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20pt" fo:font-style="italic" style:text-underline-style="solid" style:text-underline-width="auto" style:text-underline-color="font-color" fo:font-weight="normal" fo:background-color="transparent"/>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423cm" fo:margin-bottom="0.423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top="0.423cm" fo:margin-bottom="0.423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12" style:family="paragraph" style:parent-style-name="Text_20_body">
      <style:paragraph-properties fo:margin-top="0.423cm" fo:margin-bottom="0.423cm" loext:contextual-spacing="false" fo:line-height="138%" style:writing-mode="lr-tb"/>
      <style:text-properties fo:font-variant="normal" fo:text-transform="none" fo:color="#000000" style:font-name="Arial" fo:font-size="20pt" fo:font-style="italic" style:text-underline-style="solid" style:text-underline-width="auto" style:text-underline-color="font-color" fo:font-weight="normal" fo:background-color="transparent"/>
    </style:style>
    <style:style style:name="P13" style:family="paragraph" style:parent-style-name="Text_20_body">
      <style:paragraph-properties fo:margin-top="0.423cm" fo:margin-bottom="0.423cm" loext:contextual-spacing="false" fo:line-height="120%" style:writing-mode="lr-tb"/>
    </style:style>
    <style:style style:name="P14" style:family="paragraph" style:parent-style-name="Text_20_body" style:list-style-name="L1">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5" style:family="paragraph" style:parent-style-name="Text_20_body" style:list-style-name="L2">
      <loext:graphic-properties draw:fill="none" draw:fill-color="#ffffff"/>
      <style:paragraph-properties fo:margin-top="0.423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list-style-name="L1">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7" style:family="paragraph" style:parent-style-name="Text_20_body" style:list-style-name="L2">
      <loext:graphic-properties draw:fill="none" draw:fill-color="#ffffff"/>
      <style:paragraph-properties fo:margin-top="0cm" fo:margin-bottom="0.423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Heading_20_5">
      <style:paragraph-properties fo:margin-top="0.388cm" fo:margin-bottom="0.071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9" style:family="paragraph" style:parent-style-name="Heading_20_5">
      <style:paragraph-properties fo:margin-top="0.388cm" fo:margin-bottom="0.071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0" style:family="paragraph" style:parent-style-name="Heading_20_5">
      <style:paragraph-properties fo:margin-top="0.388cm" fo:margin-bottom="0.071cm"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21" style:family="paragraph" style:parent-style-name="Heading_20_5">
      <style:paragraph-properties fo:margin-top="0.388cm" fo:margin-bottom="0.071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d39652f4-7fff-609e-1ead-d2c4a312bbfc"/>Metasploit</text:p>
      <text:p text:style-name="P5">Lesson 1</text:p>
      <text:p text:style-name="P6">MSFVenom</text:p>
      <text:h text:style-name="P18" text:outline-level="5">Quick Summary</text:h>
      <text:p text:style-name="P9">msfvenom is a combination of two frameworks that were used prior to June 2015: msfpayload and msfencode.</text:p>
      <text:p text:style-name="P9">msfvenom was created as a quick standalone payload generator and encoder that would standardise the command line options for the previous tool set.</text:p>
      <text:h text:style-name="P18" text:outline-level="5">Overview</text:h>
      <text:p text:style-name="P9">msfvenom can create and encode a range of payloads across multiple languages, systems and architectures.</text:p>
      <text:p text:style-name="P9">Generally a payload refers to a set of code(s) that a hacker designed for their specific needs. A payload can be used to carry any sets of malicious code that can hack into and/or harm another device, according to what the 'hacker' wants to achieve.</text:p>
      <text:p text:style-name="P9">Payloads come in two main categories – staged and stageless.</text:p>
      <text:list xml:id="list1297414168" text:style-name="L1">
        <text:list-item>
          <text:p text:style-name="P14"><text:span text:style-name="T2">Staged payloads</text:span><text:span text:style-name="T1"> create a small ‘dumb’ stub that is used to pull down the full payload after it is executed. This gives the benefit of a smaller initial payload but requires outbound TCP communication to complete.</text:span></text:p>
        </text:list-item>
        <text:list-item>
          <text:p text:style-name="P16"><text:span text:style-name="T2">Stageless payloads</text:span><text:span text:style-name="T1"> are larger by comparison, but they contain everything required in one payload.</text:span></text:p>
        </text:list-item>
      </text:list>
      <text:h text:style-name="P18" text:outline-level="5">Using the tool</text:h>
      <text:p text:style-name="P9">Usage of the tool is fairly basic. In order to list available payloads, you can use the following:</text:p>
      <text:p text:style-name="P9">msfvenom -l payloads</text:p>
      <text:p text:style-name="P9"><text:soft-page-break/>The same can be done to list the usable encoders, by replacing 'payloads' in the above example with 'encoders'.</text:p>
      <text:p text:style-name="P9">Once the payload is selected, an optional encoder can be applied. Encoders can be used to obfuscate the payload from detection or to convert it to a specific format, such as the PHP magic_quotes encoder.</text:p>
      <text:p text:style-name="P9">msfvenom -p [PAYLOAD/OPTION/HERE] -e [ENCODER/HERE] -f [FORMAT]</text:p>
      <text:p text:style-name="P9">The next step is to apply any parameters; for example, bad characters, ports and hosts.</text:p>
      <text:p text:style-name="P9">msfvenom -p [PAYLOAD/OPTION/HERE] -b ‘\x00’ -f [FORMAT]</text:p>
      <text:p text:style-name="P9">The final stage is to select the language and file output. msfvenom can output in most common file formats and languages, e.g., exe, elf, php, asp. It can also output the raw shellcode in languages such as Python and C.</text:p>
      <text:p text:style-name="Text_20_body"/>
      <text:p text:style-name="P9"/>
      <text:p text:style-name="P9"/>
      <text:p text:style-name="P9"/>
      <text:p text:style-name="P9"/>
      <text:p text:style-name="P9"/>
      <text:p text:style-name="P9"/>
      <text:p text:style-name="P9"/>
      <text:p text:style-name="Text_20_body"><text:line-break/></text:p>
      <text:p text:style-name="P12"><text:soft-page-break/>Lesson 2</text:p>
      <text:h text:style-name="P1" text:outline-level="1">Msfconsole: Using the Database</text:h>
      <text:h text:style-name="P19" text:outline-level="5">Quick Summary</text:h>
      <text:p text:style-name="P13"><text:span text:style-name="T3">The </text:span><text:span text:style-name="T4">Metasploit database</text:span><text:span text:style-name="T6"> </text:span><text:span text:style-name="T3">is a valuable tool that helps you keep track of your scan data, credentials and loot during a penetration test or Red Team assessment. Learn about workspaces, backup and its handy search functionality. </text:span></text:p>
      <text:h text:style-name="P19" text:outline-level="5">Metasploit as a project management tool</text:h>
      <text:p text:style-name="P10">Data from scans, exploit attempts and successful data exfiltration can quickly accumulate and become difficult to manage. Metasploit comes with project management functionality built in; this can be used to manage data generated by scans, brute-forced or guessed credentials and even retrieved data, such as interesting or important files.  </text:p>
      <text:h text:style-name="P2" text:outline-level="6">Searching</text:h>
      <text:p text:style-name="P10">The database can then be searched using various commands, and results can be filtered by host, service, port, state, name and even operating system.  </text:p>
      <text:h text:style-name="P2" text:outline-level="6">Workspaces</text:h>
      <text:p text:style-name="P10">Metasploit uses workspaces to keep your tasks and project data separate. This is useful when working on several projects at once, or when you want to keep data for different stages of an engagement separate. Switch workspaces using the workspace command followed by the name of the workspace to switch to. </text:p>
      <text:p text:style-name="P10">Use this command to create a new workspace:</text:p>
      <text:p text:style-name="P10">workspace -a &lt;name-of-workspace&gt;</text:p>
      <text:p text:style-name="P10">Use this command to delete workspaces:</text:p>
      <text:p text:style-name="P10">workspace -d &lt;name-of-workspace&gt; </text:p>
      <text:h text:style-name="P2" text:outline-level="6"><text:soft-page-break/>Data backup</text:h>
      <text:p text:style-name="P10">Your whole project can be backed up by exporting the database and its current state using XML or CSV. This makes it easy to switch computer, share the data with colleagues, and prevent data loss if there is an issue with your computer. </text:p>
      <text:h text:style-name="P19" text:outline-level="5">Getting started with the database</text:h>
      <text:p text:style-name="P10">Metasploit uses a PostgreSQL database to store the project data, so you’ll need to start the PostgreSQL service before initialising the database. You can do this with the service postgresql start command. (Note that some guides may use the systemctl command instead, but this is not available in our lab.) </text:p>
      <text:p text:style-name="P11"> </text:p>
      <text:p text:style-name="P13"><text:span text:style-name="T3">Next you’ll need to initialise the database and connect to it, create a new workspace, and import the scan data from the /root/ScanData directory. To set up the database ready for use, we need to run the below command; it’s best to run this before starting </text:span><text:span text:style-name="T4">msfconsole</text:span><text:span text:style-name="T3">:</text:span></text:p>
      <text:p text:style-name="P10">msfdb init</text:p>
      <text:p text:style-name="P10">Check the database connection with this command: </text:p>
      <text:p text:style-name="P10">db_status</text:p>
      <text:p text:style-name="P10">If no database is connected, you can specify the database to connect to. This command uses the config file that was created when initialising the database: </text:p>
      <text:p text:style-name="P10">db_connect  -y /usr/share/metasploit-framework/config/database.yml </text:p>
      <text:p text:style-name="P10">Metasploit can import Nmap scan data and previously exported Metasploit databases in XML format. Once all of the scan data has been imported, use the hosts, services, creds and loot commands to answer the questions. You can use the -S flag in addition to these commands to search for specific hosts, services, ports and protocols.</text:p>
      <text:p text:style-name="P7"/>
      <text:p text:style-name="P7"/>
      <text:p text:style-name="Text_20_body"/>
      <text:p text:style-name="P5"><text:soft-page-break/>Lesson 3</text:p>
      <text:h text:style-name="P1" text:outline-level="1">Auxiliaries</text:h>
      <text:h text:style-name="P21" text:outline-level="5">Quick Summary</text:h>
      <text:p text:style-name="P13"><text:span text:style-name="T3">They can’t give you a shell or a Meterpreter session, but they can make your life a whole lot easier. </text:span><text:span text:style-name="T4">Auxiliary modules</text:span><text:span text:style-name="T6"> </text:span><text:span text:style-name="T3">in Metasploit bring some great functionality to help you with enumeration, discovery, and task automation.</text:span></text:p>
      <text:h text:style-name="P21" text:outline-level="5">Metasploit auxiliary modules</text:h>
      <text:p text:style-name="P10">Any Metasploit module that is not an exploit and does not deliver a payload is classified as an auxiliary module. These auxiliary modules allow Metasploit to be extended beyond exploitation and bring functionality such as scanning, fuzzing and sniffing. </text:p>
      <text:p text:style-name="P13"><text:span text:style-name="T3">There are hundreds of auxiliary modules for discovery, fingerprinting and automating tasks –</text:span><text:a xlink:type="simple" xlink:href="https://www.offensive-security.com/metasploit-unleashed/auxiliary-module-reference/" text:style-name="Internet_20_link" text:visited-style-name="Visited_20_Internet_20_Link"><text:span text:style-name="T6"> </text:span></text:a><text:a xlink:type="simple" xlink:href="https://www.offensive-security.com/metasploit-unleashed/auxiliary-module-reference/" text:style-name="Internet_20_link" text:visited-style-name="Visited_20_Internet_20_Link"><text:span text:style-name="T5">check out this Auxiliary Module Reference! </text:span></text:a></text:p>
      <text:p text:style-name="P10">You can also take a look at the modules within the Metasploit directory. For example, in Kali, all of the auxiliary modules for Metasploit are located here: /usr/share/metasploit-framework/modules/auxiliary/. </text:p>
      <text:p text:style-name="P10">For more information on modules, see the following lab:</text:p>
      <text:h text:style-name="P3" text:outline-level="6">Scanners</text:h>
      <text:p text:style-name="P10">Metasploit has auxiliary modules for scanning and enumerating various servers and protocols. You’ll find modules for scanning anything from FTP and HTTP to MySQL and SMB. </text:p>
      <text:p text:style-name="P10">These scanner modules can be used to perform ARP and UDP scans, to fingerprint network services and servers, and to automate tasks such as attempting to log in to multiple servers with credentials.  </text:p>
      <text:h text:style-name="P3" text:outline-level="6">Admin modules</text:h>
      <text:p text:style-name="P10">Metasploit has admin modules that can be used to interact with HTTP, SQL, Postgres and VMware servers, giving you some administrative control over the server. Providing you know the credentials for the server, you can perform actions such as turning VMs on within ESXi, and interacting with MSSQL, MySQL, Postgres databases and Tomcat Servers.</text:p>
      <text:h text:style-name="P3" text:outline-level="6"><text:soft-page-break/>Credential capture modules</text:h>
      <text:p text:style-name="P10">Metasploit contains auxiliary modules that can be used to emulate services and capture user credentials for that service. If a user can be enticed to interact and authenticate with your server, Metasploit will record their credentials so the legitimate servers can be exploited later.</text:p>
      <text:h text:style-name="P21" text:outline-level="5">Using Metasploit auxiliary modules</text:h>
      <text:p text:style-name="P10">First, take a look at the auxiliary modules in /usr/share/metasploit-framework/modules/auxiliary/ and answer some of the questions. </text:p>
      <text:p text:style-name="P10">Next you will need to use a couple of Metasploit’s scanning modules against the target server to get the answers for the remaining questions. </text:p>
      <text:p text:style-name="P10">For question three, you are expected to use the HTTP dir_scanner module to detect any interesting directories available on the web server. Set RHOSTS to the IP address of the server and leave the other options to default.</text:p>
      <text:p text:style-name="P10">For question four, you will need to use the ssh ssh_login module to enumerate valid user credentials for the SSH service. Use the following wordlist for best results: </text:p>
      <text:p text:style-name="P10">/usr/share/metasploit-framework/data/wordlists/root_userpass.txt</text:p>
      <text:p text:style-name="Text_20_body"/>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ext_20_body"/>
      <text:p text:style-name="P5"><text:soft-page-break/>Lesson 4</text:p>
      <text:h text:style-name="P1" text:outline-level="1">Exploit</text:h>
      <text:h text:style-name="P19" text:outline-level="5">Quick Summary</text:h>
      <text:p text:style-name="P10">Exploitation is a key component of a full penetration test to prove a vulnerability exists and is exploitable. There are many exploits that exist for thousands of applications and versions. Metasploit comes with many of these built into its framework. In this lab you will learn how to search and use exploit modules within Metasploit.</text:p>
      <text:p text:style-name="P10">Many applications can have vulnerabilities. Inevitably, when these are discovered, they are released either as an exploit or as proof of concept (PoC) code (in line with responsible disclosure). Metasploit has the mechanism to search and deploy these exploits with relative ease. Fortunately, a penetration tester is not restricted to writing his/her own exploits.</text:p>
      <text:h text:style-name="P19" text:outline-level="5">Search</text:h>
      <text:p text:style-name="P10">After starting the msfconsole application, we can use the search command to find exploits that match a set of keywords. For example, search joomla will show all the exploits that contain the name 'joomla' in the title. </text:p>
      <text:h text:style-name="P19" text:outline-level="5">Use</text:h>
      <text:p text:style-name="P10">After finding the exploit you wish to use, you can specify Metasploit to do so by using the use command. The format for an exploit in Metasploit is as follows:</text:p>
      <text:p text:style-name="P10">exploit/architecture/service/exploit-type</text:p>
      <text:p text:style-name="P10">Once we have identified an exploit, we can interact with it by calling use with the module path. Below is an example of the command to run when you want to select an exploit to use, in this case, the Windows SMB EternalBlue exploit.</text:p>
      <text:p text:style-name="P10">use exploit/windows/smb/eternalblue_doublepulsar</text:p>
      <text:h text:style-name="P19" text:outline-level="5">Show</text:h>
      <text:p text:style-name="P10">The show command can be used to display all the available settings that can be applied to the exploit. <text:soft-page-break/>Its output is verbose without a filter. To configure the exploit for use against a target, we need to set its options; the command show options will facilitate this.</text:p>
      <text:p text:style-name="P10">In this instance, it will show elements like the Remote Host Port and IP (RPORT &amp; RHOST) and SSL configuration. The command show payloads will list all the payloads that can be combined with this exploit. If the exploit is capable of exploiting multiple versions of operating systems, there may be individual setups for them. show targets will list these options.</text:p>
      <text:h text:style-name="P19" text:outline-level="5">Set</text:h>
      <text:p text:style-name="P13"><text:span text:style-name="T3">To configure and change settings for an exploit, we use the set and unset command. The first options to add will most commonly be </text:span><text:span text:style-name="T4">RHOST (Remote Host), LHOST (Listener Host), Password &amp; Username.</text:span><text:span text:style-name="T6"> </text:span><text:span text:style-name="T3">The following command set RHOST 1.1.1.1 will set the remote host to 1.1.1.1. The set command will overwrite any existing entry with whatever you provide it. These entries can be removed by using the unset command instead of set. </text:span></text:p>
      <text:p text:style-name="P10">There are several options like the payload, which will not display in the show options command until after they have been set. For example, set payload linux/x86/meterpreter/reverse_tcp – if a payload has not been set, the selected module will refer to its default. set target is also used to switch between target profiles if this applies to the selected exploit.</text:p>
      <text:p text:style-name="P10">The unset command will remove the value from an option. For example, ‘unset payload’ will clear the payload previously set and allow you to make a different selection.</text:p>
      <text:h text:style-name="P19" text:outline-level="5">Exploit</text:h>
      <text:p text:style-name="P10">Once the exploit is configured with all the required options, it can be executed against the target by entering the command exploit. Once the exploit has completed (and if it's successful), it will connect you to the selected payload, i.e.. a shell or Meterpreter session. If unsuccessful, it will display error messages that can be used to identify why this happened.</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03T23:07:40.697863490</dc:date>
    <meta:editing-duration>PT3M11S</meta:editing-duration>
    <meta:editing-cycles>1</meta:editing-cycles>
    <meta:document-statistic meta:table-count="0" meta:image-count="0" meta:object-count="0" meta:page-count="8" meta:paragraph-count="92" meta:word-count="1727" meta:character-count="10796" meta:non-whitespace-character-count="9129"/>
    <meta:generator>LibreOffice/6.0.7.3$Linux_X86_64 LibreOffice_project/00m0$Build-3</meta:generator>
  </office:meta>
</office:document-meta>
</file>